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style>
    <style:style style:name="T1"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Common Noun and Proper Nou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56cm" svg:x="1cm" svg:y="0.486cm" presentation:class="title" presentation:user-transformed="true">
          <draw:text-box>
            <text:p text:style-name="P2">सामान्य संज्ञा (Common Noun)</text:p>
          </draw:text-box>
        </draw:frame>
        <draw:frame draw:style-name="gr2" draw:text-style-name="P3" draw:layer="layout" svg:width="26.67cm" svg:height="10.795cm" svg:x="0.635cm" svg:y="2.54cm">
          <draw:text-box>
            <text:p>सामान्य संज्ञा एक सामान्य, अनिर्दिष्ट व्यक्ति, स्थान, वस्तु, या विचार को संदर्भित करती है। इसमें कोई विशेष व्यक्ति या इकाई का नाम नहीं होता है। सामान्य संज्ञाएँ उच्चारित होती हैं लेकिन उन्हें शुरूआत में छोड़कर छोड़ दिया जाता है।</text:p>
            <text:p/>
            <text:p>उदाहरण:</text:p>
            <text:p/>
            <text:p><text:s text:c="4"/>व्यक्ति (जैसे, आदमी, शिक्षक)</text:p>
            <text:p><text:s text:c="4"/>स्थान (जैसे, शहर, पार्क)</text:p>
            <text:p><text:s text:c="4"/>वस्तु (जैसे, मेज, किताब)</text:p>
            <text:p><text:s text:c="4"/>विचार (जैसे, खुशी, साहस)</text:p>
            <text:p/>
            <text:p>यथासार, सामान्य संज्ञाएँ सामान्य और अनिर्दिष्ट होती हैं, जबकि प्रायिक संज्ञा कुछ विशेष नाम दर्शाती है और हमेशा शीर्षकित होती है।</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56cm" svg:x="1cm" svg:y="0.486cm" presentation:class="title" presentation:user-transformed="true">
          <draw:text-box>
            <text:p>प्रायिक संज्ञा (Proper Noun)</text:p>
          </draw:text-box>
        </draw:frame>
        <draw:frame draw:style-name="gr2" draw:text-style-name="P3" draw:layer="layout" svg:width="26.67cm" svg:height="10.795cm" svg:x="0.635cm" svg:y="2.54cm">
          <draw:text-box>
            <text:p>प्रायिक संज्ञा, दूसरी ओर, किसी व्यक्ति, स्थान, वस्तु, या विचार को सूचित एक विशिष्ट नाम है। प्रायिक संज्ञाएँ हमेशा शीर्षकित होती हैं।</text:p>
            <text:p/>
            <text:p>उदाहरण:</text:p>
            <text:p/>
            <text:p><text:s text:c="4"/>व्यक्ति (जैसे, जॉन, मेरी)</text:p>
            <text:p><text:s text:c="4"/>स्थान (जैसे, न्यूयॉर्क, आइफल टॉवर)</text:p>
            <text:p><text:s text:c="4"/>वस्तु (जैसे, कोका-कोला, आईफोन)</text:p>
            <text:p><text:s text:c="4"/>विचार (जैसे, बौद्ध धर्म, रेनेसांस)</text:p>
            <text:p/>
            <text:p>संक्षेप में, सामान्य संज्ञा सामान्य और अनिर्दिष्ट होती हैं, जबकि प्रायिक संज्ञा विशिष्ट नाम होती है और हमेशा शीर्षकित होती हैं।</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presentation:style-name="pr7" draw:layer="layout" svg:width="26cm" svg:height="10cm" svg:x="1cm" svg:y="3cm" presentation:class="outline">
          <draw:text-box>
            <text:list text:style-name="L2">
              <text:list-item>
                <text:p><text:span text:style-name="T1">Difference between common noun (</text:span><text:span text:style-name="T1">सामान्य संज्ञा</text:span><text:span text:style-name="T1">) and proper noun (</text:span>प्रायिक संज्ञा) is proper noun is something with a name and common noun is something that is a generic version of the named entity.</text:p>
              </text:list-item>
              <text:list-item>
                <text:p>सामान्य संज्ञा और प्रायिक संज्ञा के बीच का अंतर यह है कि प्रायिक संज्ञा में किसी चीज का नाम होता है और सामान्य संज्ञा वह है जो नामित इकाई का सामान्य संस्करण है।</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21:44:09.731456358</meta:creation-date>
    <meta:editing-duration>PT11M49S</meta:editing-duration>
    <meta:editing-cycles>6</meta:editing-cycles>
    <meta:generator>LibreOffice/7.6.3.2$Linux_X86_64 LibreOffice_project/29d686fea9f6705b262d369fede658f824154cc0</meta:generator>
    <dc:title>Blue Curve</dc:title>
    <dc:date>2024-02-02T21:55:59.502091797</dc:date>
    <meta:document-statistic meta:object-count="50"/>
  </office:meta>
</office:document-meta>
</file>